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TransportRegistration.setTimeToFirstMessage( int timeToFirs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TransportRegistration.getSendBuffer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Registration.setSendBufferSizeLimit( int sendBuffer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TransportRegistration.getMessageSiz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Registration.getSendTi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Registration.setSendTimeLimit( int tim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TransportRegistration.getDecoratorFa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Registration.getTimeToFirs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TransportRegistration.setDecoratorFactories( WebSocketHandlerDecoratorFactory ... fa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TransportRegistration.setMessageSizeLimit( int messageSiz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TransportRegistration.addDecoratorFactory( WebSocketHandlerDecorato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